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6.693cm" fo:margin-left="-0.191cm" fo:margin-top="0cm" fo:margin-bottom="0cm" style:page-number="auto" table:align="left" style:writing-mode="lr-tb"/>
    </style:style>
    <style:style style:name="Tabla1.A" style:family="table-column">
      <style:table-column-properties style:column-width="2.439cm"/>
    </style:style>
    <style:style style:name="Tabla1.B" style:family="table-column">
      <style:table-column-properties style:column-width="4.251cm"/>
    </style:style>
    <style:style style:name="Tabla1.C" style:family="table-column">
      <style:table-column-properties style:column-width="6.749cm"/>
    </style:style>
    <style:style style:name="Tabla1.D" style:family="table-column">
      <style:table-column-properties style:column-width="3.253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margin-top="0cm" fo:margin-bottom="0cm" fo:line-height="100%"/>
    </style:style>
    <style:style style:name="T1" style:family="text">
      <style:text-properties fo:font-weight="bold" style:font-weight-asian="bold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weight="bold" style:font-weight-asian="bold"/>
    </style:style>
    <style:style style:name="T4" style:family="text">
      <style:text-properties style:font-name="Wingdings"/>
    </style:style>
    <style:style style:name="T5" style:family="text">
      <style:text-properties style:font-name="Wingdings" fo:language="en" fo:country="GB"/>
    </style:style>
    <style:style style:name="T6" style:family="text">
      <style:text-properties style:font-name="Wingdings" fo:font-size="10pt" style:font-size-asian="10pt"/>
    </style:style>
    <style:style style:name="T7" style:family="text">
      <style:text-properties fo:font-size="10pt" fo:language="en" fo:country="GB" style:font-size-asian="10pt"/>
    </style:style>
    <style:style style:name="T8" style:family="text">
      <style:text-properties fo:font-size="10pt" fo:language="en" fo:country="GB" fo:background-color="#ffff00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"><text:bookmark text:name="Bookmark"/>Julio 2017</text:p>
          </table:table-cell>
          <table:table-cell table:style-name="Tabla1.A1" office:value-type="string">
            <text:p text:style-name="P1">Analisis de los miRNA de 4 (pulls) de microvesículas. <text:span text:style-name="T1">Genisteína y control</text:span></text:p>
          </table:table-cell>
          <table:table-cell table:style-name="Tabla1.A1" office:value-type="string">
            <text:p text:style-name="P1">Con P valor 0.05 y fold change de 2.</text:p>
            <text:p text:style-name="P1">Salen 18 miRNA diferentes </text:p>
          </table:table-cell>
          <table:table-cell table:style-name="Tabla1.A1" office:value-type="string">
            <text:p text:style-name="P1">PCA salen agrupados</text:p>
          </table:table-cell>
        </table:table-row>
        <table:table-row table:style-name="Tabla1.1"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 table:style-name="Tabla1.1">
          <table:table-cell table:style-name="Tabla1.A1" office:value-type="string">
            <text:p text:style-name="P1">Marzo 2018</text:p>
          </table:table-cell>
          <table:table-cell table:style-name="Tabla1.A1" office:value-type="string">
            <text:p text:style-name="P1">Se analiza el RNA de 12 muestras de CMPD tratadas con MVs 4 control, 4 genisteína y 4 resveratrol.</text:p>
          </table:table-cell>
          <table:table-cell table:style-name="Tabla1.A1" office:value-type="string">
            <text:p text:style-name="P1">Realizamos el análisis por separado en </text:p>
            <text:p text:style-name="P1"><text:span text:style-name="T3">Genisteína vs CNT</text:span><text:span text:style-name="T2"> sale:</text:span></text:p>
            <text:p text:style-name="P1"><text:span text:style-name="T2"><text:s/>p 0.05</text:span><text:span text:style-name="T4"></text:span><text:span text:style-name="T2"> 10791 </text:span><text:span text:style-name="T5"></text:span><text:span text:style-name="T2"> heatmap</text:span></text:p>
            <text:p text:style-name="P1"><text:span text:style-name="T2">p 0.01</text:span><text:span text:style-name="T4"></text:span><text:span text:style-name="T2">2213 </text:span><text:span text:style-name="T5"></text:span><text:span text:style-name="T2"> heatmap</text:span></text:p>
            <text:p text:style-name="P1"><text:span text:style-name="T2">p0.05+fold 2 </text:span><text:span text:style-name="T6"></text:span><text:span text:style-name="T7">386 </text:span><text:span text:style-name="T8">FALTA HEATMAP</text:span></text:p>
            <text:p text:style-name="P1"><text:span text:style-name="T2">p0.01+fol2</text:span><text:span text:style-name="T5"></text:span><text:span text:style-name="T2">87 </text:span><text:span text:style-name="T5"></text:span><text:span text:style-name="T2"> heatmap</text:span></text:p>
            <text:p text:style-name="P1"><text:span text:style-name="T3">Resveratrol vs CNT</text:span></text:p>
            <text:p text:style-name="P1"><text:span text:style-name="T2">P0.05 </text:span><text:span text:style-name="T5"></text:span><text:span text:style-name="T2">8299</text:span></text:p>
            <text:p text:style-name="P1"><text:span text:style-name="T2">P0.05 bien anotados </text:span><text:span text:style-name="T5"></text:span><text:span text:style-name="T2">2439</text:span></text:p>
          </table:table-cell>
          <table:table-cell table:style-name="Tabla1.A1" office:value-type="string">
            <text:p text:style-name="P1">PCA sale separado G vs cnt, eliminamos una muestra. N=3</text:p>
            <text:p text:style-name="P1"/>
            <text:p text:style-name="P1">PCA sale separado RSV vs cnt. N=4</text:p>
            <text:p text:style-name="P1"/>
          </table:table-cell>
        </table:table-row>
        <table:table-row table:style-name="Tabla1.1"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 table:style-name="Tabla1.1">
          <table:table-cell table:style-name="Tabla1.A1" office:value-type="string">
            <text:p text:style-name="P1">Falta por realizar</text:p>
          </table:table-cell>
          <table:table-cell table:style-name="Tabla1.A1" office:value-type="string">
            <text:p text:style-name="P1">Análisis combinado y heat map de 386</text:p>
          </table:table-cell>
          <table:table-cell table:style-name="Tabla1.A1" office:value-type="string">
            <text:p text:style-name="P1">Análisis biológico</text:p>
          </table:table-cell>
          <table:table-cell table:style-name="Tabla1.A1" office:value-type="string">
            <text:p text:style-name="P1"/>
          </table:table-cell>
        </table:table-row>
        <table:table-row table:style-name="Tabla1.1"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 table:style-name="Tabla1.1"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  <table:table-row table:style-name="Tabla1.1"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12cm" fo:line-height="150%" fo:text-align="justify" style:justify-single-word="false" fo:orphans="2" fo:widows="2" style:writing-mode="lr-tb"/>
      <style:text-properties style:use-window-font-color="tru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000000" fo:font-size="14pt" style:font-size-asian="14pt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000000" fo:font-size="16pt" fo:font-weight="bold" style:font-size-asian="16pt" style:font-weight-asian="bold" style:font-name-complex="F" style:font-size-complex="13pt" style:font-weight-complex="bold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000000" style:font-name="Calibri" fo:font-size="24pt" fo:letter-spacing="0.009cm" fo:font-weight="bold" style:letter-kerning="true" style:font-size-asian="24pt" style:font-weight-asian="bold" style:font-name-complex="F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fo:color="#000000" style:font-name="Calibri" fo:font-size="24pt" fo:letter-spacing="0.009cm" fo:font-weight="bold" style:letter-kerning="true" style:font-size-asian="24pt" style:font-weight-asian="bold" style:font-name-complex="F" style:font-size-complex="26pt"/>
    </style:style>
    <style:style style:name="Título_20_2_20_Car" style:display-name="Título 2 Car" style:family="text" style:parent-style-name="Default_20_Paragraph_20_Font">
      <style:text-properties fo:color="#000000" fo:font-size="16pt" fo:font-weight="bold" style:font-size-asian="16pt" style:font-weight-asian="bold" style:font-name-complex="F" style:font-size-complex="13pt" style:font-weight-complex="bold"/>
    </style:style>
    <style:style style:name="Título_20_1_20_Car" style:display-name="Título 1 Car" style:family="text" style:parent-style-name="Default_20_Paragraph_20_Font">
      <style:text-properties fo:color="#000000" fo:font-size="14pt" style:font-size-asian="14pt" style:font-name-complex="F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cia</meta:initial-creator>
    <dc:creator>usuario</dc:creator>
    <meta:editing-cycles>2</meta:editing-cycles>
    <meta:creation-date>2018-09-27T16:23:00</meta:creation-date>
    <dc:date>2018-09-27T16:23:00</dc:date>
    <meta:editing-duration>PT1S</meta:editing-duration>
    <meta:generator>OpenOffice/4.1.7$Win32 OpenOffice.org_project/417m1$Build-9800</meta:generator>
    <meta:document-statistic meta:table-count="1" meta:image-count="0" meta:object-count="0" meta:page-count="1" meta:paragraph-count="21" meta:word-count="124" meta:character-count="6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